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StarSymbol" svg:font-family="StarSymbol"/>
    <style:font-face style:name="Arial" svg:font-family="Arial, Helvetica"/>
    <style:font-face style:name="StarSymbol2" svg:font-family="StarSymbol"/>
    <style:font-face style:name="Tahoma1" svg:font-family="Tahoma"/>
    <style:font-face style:font-family-generic="modern" style:font-pitch="fixed" style:name="Courier New" svg:font-family="'Courier New'"/>
    <style:font-face style:font-family-generic="modern" style:font-pitch="fixed" style:name="Cumberland" svg:font-family="Cumberland"/>
    <style:font-face style:font-pitch="variable" style:name="Arial Unicode MS" svg:font-family="'Arial Unicode MS'"/>
    <style:font-face style:font-pitch="variable" style:name="HG Mincho Light J" svg:font-family="'HG Mincho Light J', 'MS Mincho', 'HG Mincho J', 'HG Mincho L', 'HG Mincho', Mincho, 'MS PMincho', 'MS Gothic', 'HG Gothic J', 'HG Gothic B', 'HG Gothic', Gothic, 'MS PGothic', 'Andale Sans UI', 'Arial Unicode MS', 'Lucida Sans Unicode', Tahoma"/>
    <style:font-face style:font-pitch="variable" style:name="MS Mincho" svg:font-family="'MS Mincho'"/>
    <style:font-face style:font-pitch="variable" style:name="StarSymbol1" svg:font-family="StarSymbol"/>
    <style:font-face style:font-pitch="variable" style:name="Tahoma2" svg:font-family="Tahoma"/>
    <style:font-face style:font-family-generic="roman" style:font-pitch="variable" style:name="Albany3" svg:font-family="Albany"/>
    <style:font-face style:font-family-generic="swiss" style:font-pitch="variable" style:name="Albany2" svg:font-family="Albany"/>
    <style:font-face style:font-family-generic="swiss" style:font-pitch="variable" style:name="Albany1" svg:font-family="Albany"/>
    <style:font-face style:font-family-generic="swiss" style:font-pitch="variable" style:name="Albany" svg:font-family="Albany"/>
    <style:font-face style:font-family-generic="swiss" style:font-pitch="variable" style:name="Andale Sans" svg:font-family="'Andale Sans'"/>
    <style:font-face style:font-family-generic="swiss" style:font-pitch="variable" style:name="Arial1" svg:font-family="Arial"/>
    <style:font-face style:font-family-generic="swiss" style:font-pitch="variable" style:name="Tahoma" svg:font-family="Tahoma"/>
    <style:font-face style:font-family-generic="swiss" style:font-pitch="variable" style:name="Arial" svg:font-family="Arial"/>
  </office:font-face-decls>
  <office:automatic-styles>
    <style:style style:family="graphic" style:name="add78b3" style:parent-style-name="Graphics">
      <style:graphic-properties fo:background-color="ffffff" fo:border-bottom="none" fo:border-left="none" fo:border-right="none" fo:border-top="none" fo:margin-bottom="0.0mm" fo:margin-left="0.0mm" fo:margin-right="0.0mm" fo:margin-top="0.0mm" fo:padding-bottom="0.0mm" fo:padding-left="0.0mm" fo:padding-right="0.0mm" fo:padding-top="0.0mm" style:horizontal-pos="from-left" style:horizontal-rel="paragraph" style:vertical-pos="from-top" style:vertical-rel="paragraph" style:wrap="none" style:wrap-contour="false" svg:y="-2.1mm"/>
    </style:style>
    <style:style style:family="graphic" style:name="ae95aef" style:parent-style-name="Frame">
      <style:graphic-properties fo:background-color="ffffff" fo:border-bottom="none" fo:border-left="none" fo:border-right="none" fo:border-top="none" fo:margin-bottom="0.0mm" fo:margin-left="0.0mm" fo:margin-right="0.0mm" fo:margin-top="0.0mm" fo:padding-bottom="0.0mm" fo:padding-left="0.0mm" fo:padding-right="0.0mm" fo:padding-top="0.0mm" style:horizontal-pos="center" style:horizontal-rel="paragraph" style:vertical-pos="top" style:wrap="none" style:wrap-contour="false"/>
    </style:style>
    <text:list-style style:name="Item_20__23_">
      <text:list-level-style-number style:num-format="1" style:num-prefix="#" text:display-levels="1" text:level="1">
        <style:list-level-properties text:list-level-position-and-space-mode="label-alignment" text:min-label-width="7mm">
          <style:list-level-label-alignment fo:margin-left="7.0mm" text:label-followed-by="listtab"/>
        </style:list-level-properties>
      </text:list-level-style-number>
      <text:list-level-style-number style:num-format="1" style:num-prefix="#" text:display-levels="1" text:level="2">
        <style:list-level-properties text:list-level-position-and-space-mode="label-alignment" text:min-label-width="7mm" text:space-before="12mm">
          <style:list-level-label-alignment fo:margin-left="19.7mm" text:label-followed-by="listtab"/>
        </style:list-level-properties>
      </text:list-level-style-number>
      <text:list-level-style-number style:num-format="1" style:num-prefix="#" text:display-levels="1" text:level="3">
        <style:list-level-properties text:list-level-position-and-space-mode="label-alignment" text:min-label-width="7mm" text:space-before="19mm">
          <style:list-level-label-alignment fo:margin-left="26.05mm" text:label-followed-by="listtab"/>
        </style:list-level-properties>
      </text:list-level-style-number>
      <text:list-level-style-number style:num-format="1" style:num-prefix="#" text:display-levels="1" text:level="4">
        <style:list-level-properties text:list-level-position-and-space-mode="label-alignment" text:min-label-width="7mm" text:space-before="25mm">
          <style:list-level-label-alignment fo:margin-left="32.4mm" text:label-followed-by="listtab"/>
        </style:list-level-properties>
      </text:list-level-style-number>
      <text:list-level-style-number style:num-format="1" style:num-prefix="#" text:display-levels="1" text:level="5">
        <style:list-level-properties text:list-level-position-and-space-mode="label-alignment" text:min-label-width="7mm" text:space-before="31mm">
          <style:list-level-label-alignment fo:margin-left="38.75mm" text:label-followed-by="listtab"/>
        </style:list-level-properties>
      </text:list-level-style-number>
      <text:list-level-style-number style:num-format="1" style:num-prefix="#" text:display-levels="1" text:level="6">
        <style:list-level-properties text:list-level-position-and-space-mode="label-alignment" text:min-label-width="7mm" text:space-before="38mm">
          <style:list-level-label-alignment fo:margin-left="45.1mm" text:label-followed-by="listtab"/>
        </style:list-level-properties>
      </text:list-level-style-number>
      <text:list-level-style-number style:num-format="1" style:num-prefix="#" text:display-levels="1" text:level="7">
        <style:list-level-properties text:list-level-position-and-space-mode="label-alignment" text:min-label-width="7mm" text:space-before="44mm">
          <style:list-level-label-alignment fo:margin-left="51.45mm" text:label-followed-by="listtab"/>
        </style:list-level-properties>
      </text:list-level-style-number>
      <text:list-level-style-number style:num-format="1" style:num-prefix="#" text:display-levels="1" text:level="8">
        <style:list-level-properties text:list-level-position-and-space-mode="label-alignment" text:min-label-width="7mm" text:space-before="50mm">
          <style:list-level-label-alignment fo:margin-left="57.8mm" text:label-followed-by="listtab"/>
        </style:list-level-properties>
      </text:list-level-style-number>
      <text:list-level-style-number style:num-format="1" style:num-prefix="#" text:display-levels="1" text:level="9">
        <style:list-level-properties text:list-level-position-and-space-mode="label-alignment" text:min-label-width="7mm" text:space-before="57mm">
          <style:list-level-label-alignment fo:margin-left="64.15mm" text:label-followed-by="listtab"/>
        </style:list-level-properties>
      </text:list-level-style-number>
    </text:list-style>
    <text:list-style style:name="Numbering_20_1">
      <text:list-level-style-number style:num-format="1" style:num-suffix="." text:display-levels="1" text:level="1">
        <style:list-level-properties text:list-level-position-and-space-mode="label-alignment" text:min-label-width="4mm">
          <style:list-level-label-alignment fo:margin-left="4.99mm" text:label-followed-by="listtab"/>
        </style:list-level-properties>
      </text:list-level-style-number>
      <text:list-level-style-number style:num-format="1" style:num-suffix="." text:display-levels="1" text:level="2">
        <style:list-level-properties text:list-level-position-and-space-mode="label-alignment" text:min-label-width="4mm" text:space-before="5mm">
          <style:list-level-label-alignment fo:margin-left="10.0mm" text:label-followed-by="listtab"/>
        </style:list-level-properties>
      </text:list-level-style-number>
      <text:list-level-style-number style:num-format="1" style:num-suffix="." text:display-levels="1" text:level="3">
        <style:list-level-properties text:list-level-position-and-space-mode="label-alignment" text:min-label-width="4mm" text:space-before="10mm">
          <style:list-level-label-alignment fo:margin-left="14.99mm" text:label-followed-by="listtab"/>
        </style:list-level-properties>
      </text:list-level-style-number>
      <text:list-level-style-number style:num-format="1" style:num-suffix="." text:display-levels="1" text:level="4">
        <style:list-level-properties text:list-level-position-and-space-mode="label-alignment" text:min-label-width="4mm" text:space-before="15mm">
          <style:list-level-label-alignment fo:margin-left="20.0mm" text:label-followed-by="listtab"/>
        </style:list-level-properties>
      </text:list-level-style-number>
      <text:list-level-style-number style:num-format="1" style:num-suffix="." text:display-levels="1" text:level="5">
        <style:list-level-properties text:list-level-position-and-space-mode="label-alignment" text:min-label-width="4mm" text:space-before="20mm">
          <style:list-level-label-alignment fo:margin-left="24.99mm" text:label-followed-by="listtab"/>
        </style:list-level-properties>
      </text:list-level-style-number>
      <text:list-level-style-number style:num-format="1" style:num-suffix="." text:display-levels="1" text:level="6">
        <style:list-level-properties text:list-level-position-and-space-mode="label-alignment" text:min-label-width="4mm" text:space-before="25mm">
          <style:list-level-label-alignment fo:margin-left="30.0mm" text:label-followed-by="listtab"/>
        </style:list-level-properties>
      </text:list-level-style-number>
      <text:list-level-style-number style:num-format="1" style:num-suffix="." text:display-levels="1" text:level="7">
        <style:list-level-properties text:list-level-position-and-space-mode="label-alignment" text:min-label-width="4mm" text:space-before="30mm">
          <style:list-level-label-alignment fo:margin-left="35.0mm" text:label-followed-by="listtab"/>
        </style:list-level-properties>
      </text:list-level-style-number>
      <text:list-level-style-number style:num-format="1" style:num-suffix="." text:display-levels="1" text:level="8">
        <style:list-level-properties text:list-level-position-and-space-mode="label-alignment" text:min-label-width="4mm" text:space-before="35mm">
          <style:list-level-label-alignment fo:margin-left="40.01mm" text:label-followed-by="listtab"/>
        </style:list-level-properties>
      </text:list-level-style-number>
      <text:list-level-style-number style:num-format="1" style:num-suffix="." text:display-levels="1" text:level="9">
        <style:list-level-properties text:list-level-position-and-space-mode="label-alignment" text:min-label-width="4mm" text:space-before="40mm">
          <style:list-level-label-alignment fo:margin-left="45.0mm" text:label-followed-by="listtab"/>
        </style:list-level-properties>
      </text:list-level-style-number>
    </text:list-style>
  </office:automatic-styles>
  <office:body>
    <office:text>
      <text:p text:style-name="Text_20_body"><draw:frame draw:style-name="ae95aef" draw:z-index="23" svg:width="161.33mm" text:anchor-type="as-char"><draw:text-box><text:p text:style-name="Figure"><draw:frame draw:style-name="add78b3" draw:z-index="24" svg:height="92.8mm" svg:width="161.33mm" svg:y="-2.1mm" text:anchor-type="paragraph"><draw:image xlink:actuate="onLoad" xlink:href="Pictures/2000007A00003F0500002442AB6DF07A.svm" xlink:show="embed" xlink:type="simple"/><draw:text-box/></draw:frame>Figure<text:s/><text:sequence style:data-style-name="" text:formula="ooow:Figure+1" text:name="Figure" text:ref-name="refFigure0">1</text:sequence>: The entry points to open the options dialog of extensions.</text:p></draw:text-box></draw:frame></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StarSymbol" svg:font-family="StarSymbol"/>
    <style:font-face style:name="Arial" svg:font-family="Arial, Helvetica"/>
    <style:font-face style:name="StarSymbol2" svg:font-family="StarSymbol"/>
    <style:font-face style:name="Tahoma1" svg:font-family="Tahoma"/>
    <style:font-face style:font-family-generic="modern" style:font-pitch="fixed" style:name="Courier New" svg:font-family="'Courier New'"/>
    <style:font-face style:font-family-generic="modern" style:font-pitch="fixed" style:name="Cumberland" svg:font-family="Cumberland"/>
    <style:font-face style:font-pitch="variable" style:name="Arial Unicode MS" svg:font-family="'Arial Unicode MS'"/>
    <style:font-face style:font-pitch="variable" style:name="HG Mincho Light J" svg:font-family="'HG Mincho Light J', 'MS Mincho', 'HG Mincho J', 'HG Mincho L', 'HG Mincho', Mincho, 'MS PMincho', 'MS Gothic', 'HG Gothic J', 'HG Gothic B', 'HG Gothic', Gothic, 'MS PGothic', 'Andale Sans UI', 'Arial Unicode MS', 'Lucida Sans Unicode', Tahoma"/>
    <style:font-face style:font-pitch="variable" style:name="MS Mincho" svg:font-family="'MS Mincho'"/>
    <style:font-face style:font-pitch="variable" style:name="StarSymbol1" svg:font-family="StarSymbol"/>
    <style:font-face style:font-pitch="variable" style:name="Tahoma2" svg:font-family="Tahoma"/>
    <style:font-face style:font-family-generic="roman" style:font-pitch="variable" style:name="Albany3" svg:font-family="Albany"/>
    <style:font-face style:font-family-generic="swiss" style:font-pitch="variable" style:name="Albany2" svg:font-family="Albany"/>
    <style:font-face style:font-family-generic="swiss" style:font-pitch="variable" style:name="Albany1" svg:font-family="Albany"/>
    <style:font-face style:font-family-generic="swiss" style:font-pitch="variable" style:name="Albany" svg:font-family="Albany"/>
    <style:font-face style:font-family-generic="swiss" style:font-pitch="variable" style:name="Andale Sans" svg:font-family="'Andale Sans'"/>
    <style:font-face style:font-family-generic="swiss" style:font-pitch="variable" style:name="Arial1" svg:font-family="Arial"/>
    <style:font-face style:font-family-generic="swiss" style:font-pitch="variable" style:name="Tahoma" svg:font-family="Tahoma"/>
    <style:font-face style:font-family-generic="swiss" style:font-pitch="variable" style:name="Arial" svg:font-family="Arial"/>
  </office:font-face-decls>
  <office:styles>
    <style:default-style style:family="paragraph">
      <style:paragraph-properties/>
      <style:text-properties fo:color="#000000" fo:country="US" fo:font-size="12.0pt" fo:language="en" style:font-name="Arial" style:font-name-asian="HG Mincho Light J" style:font-name-complex="Arial Unicode MS" style:font-size-asian="12.0pt"/>
    </style:default-style>
    <style:style style:family="paragraph" style:name="Standard" style:parent-style-name="default_paragraph_style">
      <style:text-properties style:font-name="Albany"/>
    </style:style>
    <style:style style:family="paragraph" style:name="Heading" style:next-style-name="Text_20_body" style:parent-style-name="Standard">
      <style:paragraph-properties fo:margin-bottom="2.12mm" fo:margin-top="4.23mm"/>
      <style:text-properties fo:font-size="14.0pt" style:font-name="Albany2" style:font-name-asian="MS Mincho" style:font-name-complex="Tahoma2" style:font-size-asian="14.0pt"/>
    </style:style>
    <style:style style:display-name="User Index Heading" style:family="paragraph" style:name="User_20_Index_20_Heading" style:parent-style-name="Heading">
      <style:paragraph-properties fo:margin-left="0.0mm" fo:margin-right="0.0mm" fo:text-indent="0.0mm"/>
      <style:text-properties fo:font-size="16.0pt" fo:font-weight="bold" style:font-size-asian="16.0pt" style:font-weight-asian="bold" style:font-weight-complex="bold"/>
    </style:style>
    <style:style style:display-name="List Contents" style:family="paragraph" style:name="List_20_Contents" style:parent-style-name="Standard">
      <style:paragraph-properties fo:margin-left="10.0mm" fo:margin-right="0.0mm" fo:text-indent="0.0mm"/>
    </style:style>
    <style:style style:display-name="Text body" style:family="paragraph" style:name="Text_20_body" style:parent-style-name="Standard">
      <style:paragraph-properties fo:margin-bottom="2.12mm" fo:margin-top="0.0mm"/>
      <style:text-properties fo:font-size="10.0pt" style:font-name="Albany"/>
    </style:style>
    <style:style style:family="paragraph" style:name="Marginalia" style:parent-style-name="Text_20_body">
      <style:paragraph-properties fo:margin-left="40.01mm" fo:margin-right="0.0mm" fo:text-indent="0.0mm"/>
    </style:style>
    <style:style style:display-name="Table Contents" style:family="paragraph" style:name="Table_20_Contents" style:parent-style-name="Text_20_body">
      <style:paragraph-properties fo:margin-bottom="0.0mm" fo:margin-left="0.0mm" fo:margin-right="0.0mm" fo:margin-top="0.0mm" fo:text-align="left" fo:text-indent="0.0mm"/>
    </style:style>
    <style:style style:display-name="Hanging indent" style:family="paragraph" style:name="Hanging_20_indent" style:parent-style-name="Text_20_body">
      <style:paragraph-properties fo:margin-left="10.0mm" fo:margin-right="0.0mm" fo:text-indent="-4.99mm">
        <style:tab-stops>
          <style:tab-stop style:position="1.0cm"/>
        </style:tab-stops>
      </style:paragraph-properties>
    </style:style>
    <style:style style:family="paragraph" style:name="List" style:parent-style-name="Text_20_body">
      <style:text-properties style:font-name-complex="Tahoma1"/>
    </style:style>
    <style:style style:display-name="List 5" style:family="paragraph" style:name="List_20_5" style:parent-style-name="List">
      <style:paragraph-properties fo:margin-bottom="2.12mm" fo:margin-left="24.99mm" fo:margin-right="0.0mm" fo:margin-top="0.0mm" fo:text-indent="-4.99mm"/>
    </style:style>
    <style:style style:display-name="List 4" style:family="paragraph" style:name="List_20_4" style:parent-style-name="List">
      <style:paragraph-properties fo:margin-bottom="2.12mm" fo:margin-left="20.0mm" fo:margin-right="0.0mm" fo:margin-top="0.0mm" fo:text-indent="-4.99mm"/>
    </style:style>
    <style:style style:display-name="Numbering 3 Start" style:family="paragraph" style:name="Numbering_20_3_20_Start" style:parent-style-name="List">
      <style:paragraph-properties fo:margin-bottom="2.12mm" fo:margin-left="14.99mm" fo:margin-right="0.0mm" fo:margin-top="4.23mm" fo:text-indent="-4.99mm"/>
    </style:style>
    <style:style style:display-name="List 1" style:family="paragraph" style:name="List_20_1" style:parent-style-name="List">
      <style:paragraph-properties fo:margin-bottom="2.12mm" fo:margin-left="4.99mm" fo:margin-right="0.0mm" fo:margin-top="0.0mm" fo:text-indent="-4.99mm"/>
    </style:style>
    <style:style style:display-name="List 3" style:family="paragraph" style:name="List_20_3" style:parent-style-name="List">
      <style:paragraph-properties fo:margin-bottom="2.12mm" fo:margin-left="14.99mm" fo:margin-right="0.0mm" fo:margin-top="0.0mm" fo:text-indent="-4.99mm"/>
    </style:style>
    <style:style style:display-name="List 2" style:family="paragraph" style:name="List_20_2" style:parent-style-name="List">
      <style:paragraph-properties fo:margin-bottom="2.12mm" fo:margin-left="10.0mm" fo:margin-right="0.0mm" fo:margin-top="0.0mm" fo:text-indent="-4.99mm"/>
    </style:style>
    <style:style style:display-name="List 5 Start" style:family="paragraph" style:name="List_20_5_20_Start" style:parent-style-name="List">
      <style:paragraph-properties fo:margin-bottom="2.12mm" fo:margin-left="24.99mm" fo:margin-right="0.0mm" fo:margin-top="4.23mm" fo:text-indent="-4.99mm"/>
    </style:style>
    <style:style style:display-name="List 4 Cont." style:family="paragraph" style:name="List_20_4_20_Cont." style:parent-style-name="List">
      <style:paragraph-properties fo:margin-bottom="2.12mm" fo:margin-left="20.0mm" fo:margin-right="0.0mm" fo:margin-top="0.0mm" fo:text-indent="0.0mm"/>
    </style:style>
    <style:style style:display-name="Numbering 2 Cont." style:family="paragraph" style:name="Numbering_20_2_20_Cont." style:parent-style-name="List">
      <style:paragraph-properties fo:margin-bottom="2.12mm" fo:margin-left="10.0mm" fo:margin-right="0.0mm" fo:margin-top="0.0mm" fo:text-indent="0.0mm"/>
    </style:style>
    <style:style style:family="paragraph" style:name="Quotations" style:parent-style-name="Standard">
      <style:paragraph-properties fo:margin-bottom="4.99mm" fo:margin-left="10.0mm" fo:margin-right="10.0mm" fo:margin-top="0.0mm" fo:text-indent="0.0mm"/>
    </style:style>
    <style:style style:display-name="Logo in header" style:family="paragraph" style:name="Logo_20_in_20_header" style:parent-style-name="Standard">
      <style:paragraph-properties fo:line-height="100%" fo:text-align="center"/>
      <style:text-properties fo:font-size="8.0pt" fo:font-style="italic" fo:font-weight="bold" fo:letter-spacing="normal"/>
    </style:style>
    <style:style style:display-name="Illustration Index Heading" style:family="paragraph" style:name="Illustration_20_Index_20_Heading" style:parent-style-name="Heading">
      <style:paragraph-properties fo:margin-left="0.0mm" fo:margin-right="0.0mm" fo:text-indent="0.0mm"/>
      <style:text-properties fo:font-size="16.0pt" fo:font-weight="bold" style:font-size-asian="16.0pt" style:font-weight-asian="bold" style:font-weight-complex="bold"/>
    </style:style>
    <style:style style:display-name="Numbering 5 End" style:family="paragraph" style:name="Numbering_20_5_20_End" style:parent-style-name="List">
      <style:paragraph-properties fo:margin-bottom="4.23mm" fo:margin-left="24.99mm" fo:margin-right="0.0mm" fo:margin-top="0.0mm" fo:text-indent="-4.99mm"/>
    </style:style>
    <style:style style:display-name="Logo in der Kopfzeile" style:family="paragraph" style:name="Logo_20_in_20_der_20_Kopfzeile" style:parent-style-name="Standard">
      <style:paragraph-properties fo:line-height="100%" fo:text-align="center"/>
      <style:text-properties fo:country="DE" fo:font-size="8.0pt" fo:font-style="italic" fo:font-weight="bold" fo:language="de" fo:letter-spacing="normal"/>
    </style:style>
    <style:style style:display-name="Numbering 2 End" style:family="paragraph" style:name="Numbering_20_2_20_End" style:parent-style-name="List">
      <style:paragraph-properties fo:margin-bottom="4.23mm" fo:margin-left="10.0mm" fo:margin-right="0.0mm" fo:margin-top="0.0mm" fo:text-indent="-4.99mm"/>
    </style:style>
    <style:style style:display-name="Numbering 4 End" style:family="paragraph" style:name="Numbering_20_4_20_End" style:parent-style-name="List">
      <style:paragraph-properties fo:margin-bottom="4.23mm" fo:margin-left="20.0mm" fo:margin-right="0.0mm" fo:margin-top="0.0mm" fo:text-indent="-4.99mm"/>
    </style:style>
    <style:style style:family="paragraph" style:name="Signature" style:parent-style-name="Standard">
      <style:paragraph-properties fo:margin-bottom="0.0mm" fo:margin-top="8.5mm"/>
    </style:style>
    <style:style style:family="paragraph" style:name="Position" style:parent-style-name="Signature">
      <style:paragraph-properties fo:margin-bottom="2.1mm" fo:margin-top="0.0mm"/>
    </style:style>
    <style:style style:display-name="Numbering 1 Cont." style:family="paragraph" style:name="Numbering_20_1_20_Cont." style:parent-style-name="List">
      <style:paragraph-properties fo:margin-bottom="2.12mm" fo:margin-left="4.99mm" fo:margin-right="0.0mm" fo:margin-top="0.0mm" fo:text-indent="0.0mm"/>
    </style:style>
    <style:style style:family="paragraph" style:name="Hintergrund" style:parent-style-name="Standard"/>
    <style:style style:family="paragraph" style:name="Sender" style:parent-style-name="Standard">
      <style:paragraph-properties fo:margin-bottom="1.06mm" fo:margin-top="0.0mm"/>
      <style:text-properties fo:font-size="10.0pt" fo:font-style="italic" fo:letter-spacing="normal"/>
    </style:style>
    <style:style style:family="paragraph" style:name="Subtitle" style:next-style-name="Text_20_body" style:parent-style-name="Heading">
      <style:paragraph-properties fo:text-align="center"/>
      <style:text-properties fo:font-size="14.0pt" fo:font-style="italic" style:font-size-asian="14.0pt" style:font-style-asian="italic" style:font-style-complex="italic"/>
    </style:style>
    <style:style style:display-name="Table Contents Properties" style:family="paragraph" style:name="Table_20_Contents_20_Properties" style:parent-style-name="Table_20_Contents">
      <style:text-properties fo:font-size="10.0pt" style:font-name="Albany"/>
    </style:style>
    <style:style style:family="paragraph" style:name="Header" style:parent-style-name="Standard">
      <style:paragraph-properties fo:border-bottom="0.02mm solid #5382a1" fo:border-left="none" fo:border-right="none" fo:border-top="none" fo:padding-bottom="0.49mm" fo:padding-left="0.49mm" fo:padding-right="0.49mm" fo:padding-top="0.49mm">
        <style:tab-stops>
          <style:tab-stop style:position="8.498cm" style:type="center"/>
          <style:tab-stop style:position="16.999cm" style:type="right"/>
        </style:tab-stops>
      </style:paragraph-properties>
    </style:style>
    <style:style style:display-name="Contents Heading" style:family="paragraph" style:name="Contents_20_Heading" style:parent-style-name="Heading">
      <style:paragraph-properties fo:margin-left="0.0mm" fo:margin-right="0.0mm" fo:text-indent="0.0mm"/>
      <style:text-properties fo:font-size="16.0pt" fo:font-weight="bold" style:font-size-asian="16.0pt" style:font-weight-asian="bold" style:font-weight-complex="bold"/>
    </style:style>
    <style:style style:family="paragraph" style:name="Note" style:parent-style-name="Text_20_body">
      <style:text-properties fo:font-size="9.0pt" style:font-name="Andale Sans"/>
    </style:style>
    <style:style style:family="paragraph" style:name="Properies" style:parent-style-name="Standard">
      <style:text-properties fo:font-size="10.0pt" style:font-name="Albany"/>
    </style:style>
    <style:style style:family="paragraph" style:name="Index" style:parent-style-name="Standard">
      <style:text-properties style:font-name-complex="Tahoma1"/>
    </style:style>
    <style:style style:display-name="Index Separator" style:family="paragraph" style:name="Index_20_Separator" style:parent-style-name="Index">
      <style:paragraph-properties fo:margin-left="0.0mm" fo:margin-right="0.0mm" fo:text-indent="0.0mm"/>
    </style:style>
    <style:style style:display-name="Index Heading" style:family="paragraph" style:name="Index_20_Heading" style:parent-style-name="Heading">
      <style:paragraph-properties fo:margin-left="0.0mm" fo:margin-right="0.0mm" fo:text-indent="0.0mm"/>
      <style:text-properties fo:font-size="16.0pt" fo:font-weight="bold" style:font-size-asian="16.0pt" style:font-weight-asian="bold" style:font-weight-complex="bold"/>
    </style:style>
    <style:style style:family="paragraph" style:name="Enclosures" style:parent-style-name="Text_20_body">
      <style:paragraph-properties fo:margin-bottom="3.0mm" fo:margin-top="3.0mm"/>
    </style:style>
    <style:style style:display-name="Software Specification Document" style:family="paragraph" style:name="Software_20_Specification_20_Document" style:next-style-name="Standard" style:parent-style-name="Standard">
      <style:paragraph-properties fo:border-bottom="0.02mm solid #5382a1" fo:border-left="none" fo:border-right="none" fo:border-top="none" fo:padding-bottom="0.49mm" fo:padding-left="0.49mm" fo:padding-right="0.49mm" fo:padding-top="0.49mm" fo:text-align="left"/>
      <style:text-properties fo:font-size="10.0pt" fo:font-weight="bold" style:font-name="Albany2" style:font-size-asian="10.0pt" style:font-weight-asian="bold" style:font-weight-complex="bold"/>
    </style:style>
    <style:style style:display-name="Gliederung 3" style:family="paragraph" style:name="Gliederung_20_3" style:parent-style-name="Standard">
      <style:paragraph-properties fo:margin-bottom="0.0mm" fo:margin-left="30.99mm" fo:margin-right="0.0mm" fo:margin-top="3.05mm" fo:text-indent="-6.35mm"/>
      <style:text-properties fo:font-size="24.0pt" style:font-size-asian="24.0pt"/>
    </style:style>
    <style:style style:display-name="Gliederung 4" style:family="paragraph" style:name="Gliederung_20_4" style:parent-style-name="Gliederung_20_3">
      <style:paragraph-properties fo:margin-bottom="1.99mm" fo:margin-left="48.0mm" fo:margin-right="0.0mm" fo:margin-top="0.0mm" fo:text-indent="-6.0mm"/>
      <style:text-properties fo:font-size="20.0pt" style:font-size-asian="20.0pt"/>
    </style:style>
    <style:style style:display-name="Table index 1" style:family="paragraph" style:name="Table_20_index_20_1" style:parent-style-name="Index">
      <style:paragraph-properties fo:margin-left="0.0mm" fo:margin-right="0.0mm" fo:text-indent="0.0mm">
        <style:tab-stops>
          <style:tab-stop style:position="16.51cm" style:type="right"/>
        </style:tab-stops>
      </style:paragraph-properties>
    </style:style>
    <style:style style:display-name="Gliederung 5" style:family="paragraph" style:name="Gliederung_20_5" style:parent-style-name="Gliederung_20_4">
      <style:paragraph-properties fo:margin-bottom="1.01mm" fo:margin-left="60.01mm" fo:margin-right="0.0mm" fo:margin-top="0.0mm" fo:text-indent="-6.0mm"/>
    </style:style>
    <style:style style:display-name="Gliederung 6" style:family="paragraph" style:name="Gliederung_20_6" style:parent-style-name="Gliederung_20_5">
      <style:paragraph-properties fo:margin-left="72.0mm" fo:margin-right="0.0mm" fo:text-indent="-6.0mm"/>
    </style:style>
    <style:style style:display-name="Gliederung 7" style:family="paragraph" style:name="Gliederung_20_7" style:parent-style-name="Gliederung_20_6">
      <style:paragraph-properties fo:margin-left="84.0mm" fo:margin-right="0.0mm" fo:text-indent="-6.0mm"/>
    </style:style>
    <style:style style:display-name="List 5 Cont." style:family="paragraph" style:name="List_20_5_20_Cont." style:parent-style-name="List">
      <style:paragraph-properties fo:margin-bottom="2.12mm" fo:margin-left="24.99mm" fo:margin-right="0.0mm" fo:margin-top="0.0mm" fo:text-indent="0.0mm"/>
    </style:style>
    <style:style style:display-name="Sender in header" style:family="paragraph" style:name="Sender_20_in_20_header" style:parent-style-name="Standard">
      <style:text-properties fo:font-size="8.0pt" fo:letter-spacing="normal"/>
    </style:style>
    <style:style style:display-name="Gliederung 8" style:family="paragraph" style:name="Gliederung_20_8" style:parent-style-name="Gliederung_20_7">
      <style:paragraph-properties fo:margin-left="96.01mm" fo:margin-right="0.0mm" fo:text-indent="-6.0mm"/>
    </style:style>
    <style:style style:family="paragraph" style:name="Salutation" style:parent-style-name="Standard">
      <style:paragraph-properties fo:margin-bottom="7.5mm" fo:margin-top="8.01mm"/>
    </style:style>
    <style:style style:display-name="Gliederung 9" style:family="paragraph" style:name="Gliederung_20_9" style:parent-style-name="Gliederung_20_8">
      <style:paragraph-properties fo:margin-left="108.0mm" fo:margin-right="0.0mm" fo:text-indent="-6.0mm"/>
    </style:style>
    <style:style style:display-name="Numbering 5 Start" style:family="paragraph" style:name="Numbering_20_5_20_Start" style:parent-style-name="List">
      <style:paragraph-properties fo:margin-bottom="2.12mm" fo:margin-left="24.99mm" fo:margin-right="0.0mm" fo:margin-top="4.23mm" fo:text-indent="-4.99mm"/>
    </style:style>
    <style:style style:display-name="List 1 Start" style:family="paragraph" style:name="List_20_1_20_Start" style:next-style-name="List_20_1" style:parent-style-name="List">
      <style:paragraph-properties fo:margin-bottom="2.12mm" fo:margin-left="4.99mm" fo:margin-right="0.0mm" fo:margin-top="0.0mm" fo:text-indent="-4.99mm"/>
    </style:style>
    <style:style style:display-name="List 1 End" style:family="paragraph" style:name="List_20_1_20_End" style:next-style-name="List_20_1" style:parent-style-name="List">
      <style:paragraph-properties fo:margin-bottom="4.23mm" fo:margin-left="4.99mm" fo:margin-right="0.0mm" fo:margin-top="0.0mm" fo:text-indent="-4.99mm"/>
    </style:style>
    <style:style style:family="paragraph" style:name="ControlProperies" style:parent-style-name="Text_20_body">
      <style:text-properties fo:font-size="10.0pt" style:font-name="Albany"/>
    </style:style>
    <style:style style:display-name="Preformatted Text" style:family="paragraph" style:name="Preformatted_20_Text" style:parent-style-name="Standard">
      <style:paragraph-properties fo:margin-bottom="0.0mm" fo:margin-top="0.0mm"/>
      <style:text-properties fo:font-size="10.0pt" style:font-name="Cumberland" style:font-name-asian="Cumberland" style:font-name-complex="Cumberland" style:font-size-asian="10.0pt"/>
    </style:style>
    <style:style style:display-name="Text body indent" style:family="paragraph" style:name="Text_20_body_20_indent" style:parent-style-name="Text_20_body">
      <style:paragraph-properties fo:margin-left="4.99mm" fo:margin-right="0.0mm" fo:text-indent="0.0mm"/>
    </style:style>
    <style:style style:display-name="Footer right" style:family="paragraph" style:name="Footer_20_right" style:parent-style-name="Standard">
      <style:paragraph-properties>
        <style:tab-stops>
          <style:tab-stop style:position="8.255cm" style:type="center"/>
          <style:tab-stop style:position="16.51cm" style:type="right"/>
        </style:tab-stops>
      </style:paragraph-properties>
    </style:style>
    <style:style style:family="paragraph" style:name="Endnote" style:parent-style-name="Standard">
      <style:paragraph-properties fo:margin-left="4.99mm" fo:margin-right="0.0mm" fo:text-indent="-4.99mm"/>
      <style:text-properties fo:font-size="10.0pt" style:font-size-asian="10.0pt"/>
    </style:style>
    <style:style style:display-name="List 2 End" style:family="paragraph" style:name="List_20_2_20_End" style:parent-style-name="List">
      <style:paragraph-properties fo:margin-bottom="4.23mm" fo:margin-left="10.0mm" fo:margin-right="0.0mm" fo:margin-top="0.0mm" fo:text-indent="-4.99mm"/>
    </style:style>
    <style:style style:display-name="List 5 End" style:family="paragraph" style:name="List_20_5_20_End" style:parent-style-name="List">
      <style:paragraph-properties fo:margin-bottom="4.23mm" fo:margin-left="24.99mm" fo:margin-right="0.0mm" fo:margin-top="0.0mm" fo:text-indent="-4.99mm"/>
    </style:style>
    <style:style style:display-name="Numbering 1" style:family="paragraph" style:name="Numbering_20_1" style:parent-style-name="List">
      <style:paragraph-properties fo:margin-bottom="2.12mm" fo:margin-left="4.99mm" fo:margin-right="0.0mm" fo:margin-top="0.0mm" fo:text-indent="-4.99mm"/>
    </style:style>
    <style:style style:display-name="User Index 5" style:family="paragraph" style:name="User_20_Index_20_5" style:parent-style-name="Index">
      <style:paragraph-properties fo:margin-left="19.97mm" fo:margin-right="0.0mm" fo:text-indent="0.0mm">
        <style:tab-stops>
          <style:tab-stop style:position="16.51cm" style:type="right"/>
        </style:tab-stops>
      </style:paragraph-properties>
    </style:style>
    <style:style style:display-name="Numbering 2" style:family="paragraph" style:name="Numbering_20_2" style:parent-style-name="List">
      <style:paragraph-properties fo:margin-bottom="2.12mm" fo:margin-left="10.0mm" fo:margin-right="0.0mm" fo:margin-top="0.0mm" fo:text-indent="-4.99mm"/>
    </style:style>
    <style:style style:display-name="User Index 6" style:family="paragraph" style:name="User_20_Index_20_6" style:parent-style-name="Index">
      <style:paragraph-properties fo:margin-left="24.96mm" fo:margin-right="0.0mm" fo:text-indent="0.0mm">
        <style:tab-stops>
          <style:tab-stop style:position="16.51cm" style:type="right"/>
        </style:tab-stops>
      </style:paragraph-properties>
    </style:style>
    <style:style style:display-name="User Index 3" style:family="paragraph" style:name="User_20_Index_20_3" style:parent-style-name="Index">
      <style:paragraph-properties fo:margin-left="9.98mm" fo:margin-right="0.0mm" fo:text-indent="0.0mm">
        <style:tab-stops>
          <style:tab-stop style:position="16.51cm" style:type="right"/>
        </style:tab-stops>
      </style:paragraph-properties>
    </style:style>
    <style:style style:display-name="Numbering 3 End" style:family="paragraph" style:name="Numbering_20_3_20_End" style:parent-style-name="List">
      <style:paragraph-properties fo:margin-bottom="4.23mm" fo:margin-left="14.99mm" fo:margin-right="0.0mm" fo:margin-top="0.0mm" fo:text-indent="-4.99mm"/>
    </style:style>
    <style:style style:display-name="Header right" style:family="paragraph" style:name="Header_20_right" style:parent-style-name="Standard">
      <style:paragraph-properties>
        <style:tab-stops>
          <style:tab-stop style:position="8.255cm" style:type="center"/>
          <style:tab-stop style:position="16.51cm" style:type="right"/>
        </style:tab-stops>
      </style:paragraph-properties>
    </style:style>
    <style:style style:family="paragraph" style:name="Caption" style:parent-style-name="Standard">
      <style:paragraph-properties fo:border-bottom="none" fo:border-left="none" fo:border-right="none" fo:border-top="none" fo:margin-bottom="2.12mm" fo:margin-top="2.12mm" fo:padding-bottom="0.0mm" fo:padding-left="0.0mm" fo:padding-right="0.0mm" fo:padding-top="0.0mm"/>
      <style:text-properties fo:font-size="8.0pt" fo:font-style="normal" style:font-name="Albany" style:font-name-complex="Tahoma1" style:font-size-asian="10.0pt" style:font-style-asian="italic" style:font-style-complex="italic"/>
    </style:style>
    <style:style style:family="paragraph" style:name="Table" style:parent-style-name="Caption"/>
    <style:style style:display-name="User Index 4" style:family="paragraph" style:name="User_20_Index_20_4" style:parent-style-name="Index">
      <style:paragraph-properties fo:margin-left="14.98mm" fo:margin-right="0.0mm" fo:text-indent="0.0mm">
        <style:tab-stops>
          <style:tab-stop style:position="16.51cm" style:type="right"/>
        </style:tab-stops>
      </style:paragraph-properties>
    </style:style>
    <style:style style:display-name="User Index 1" style:family="paragraph" style:name="User_20_Index_20_1" style:parent-style-name="Index">
      <style:paragraph-properties fo:margin-left="0.0mm" fo:margin-right="0.0mm" fo:text-indent="0.0mm">
        <style:tab-stops>
          <style:tab-stop style:position="16.51cm" style:type="right"/>
        </style:tab-stops>
      </style:paragraph-properties>
    </style:style>
    <style:style style:display-name="User Index 2" style:family="paragraph" style:name="User_20_Index_20_2" style:parent-style-name="Index">
      <style:paragraph-properties fo:margin-left="4.99mm" fo:margin-right="0.0mm" fo:text-indent="0.0mm">
        <style:tab-stops>
          <style:tab-stop style:position="16.51cm" style:type="right"/>
        </style:tab-stops>
      </style:paragraph-properties>
    </style:style>
    <style:style style:display-name="First line indent" style:family="paragraph" style:name="First_20_line_20_indent" style:parent-style-name="Text_20_body">
      <style:paragraph-properties fo:margin-left="0.0mm" fo:margin-right="0.0mm" fo:text-indent="4.99mm"/>
    </style:style>
    <style:style style:display-name="List 3 Cont." style:family="paragraph" style:name="List_20_3_20_Cont." style:parent-style-name="List">
      <style:paragraph-properties fo:margin-bottom="2.12mm" fo:margin-left="14.99mm" fo:margin-right="0.0mm" fo:margin-top="0.0mm" fo:text-indent="0.0mm"/>
    </style:style>
    <style:style style:family="paragraph" style:name="Text" style:parent-style-name="Caption"/>
    <style:style style:display-name="Numbering 5" style:family="paragraph" style:name="Numbering_20_5" style:parent-style-name="List">
      <style:paragraph-properties fo:margin-bottom="2.12mm" fo:margin-left="24.99mm" fo:margin-right="0.0mm" fo:margin-top="0.0mm" fo:text-indent="-4.99mm"/>
    </style:style>
    <style:style style:display-name="Table Heading" style:family="paragraph" style:name="Table_20_Heading" style:parent-style-name="Table_20_Contents">
      <style:paragraph-properties fo:background-color="transparent" fo:margin-bottom="0.0mm" fo:margin-top="0.0mm" fo:text-align="left"/>
      <style:text-properties fo:color="#ffffff" fo:font-size="10.0pt" fo:font-style="normal" fo:font-weight="bold" style:font-style-asian="italic" style:font-style-complex="italic" style:font-weight-asian="bold" style:font-weight-complex="bold"/>
    </style:style>
    <style:style style:family="paragraph" style:name="Section" style:parent-style-name="Text_20_body">
      <style:paragraph-properties fo:background-color="transparent"/>
      <style:text-properties fo:font-size="10.0pt" style:font-name="Albany"/>
    </style:style>
    <style:style style:display-name="Numbering 3" style:family="paragraph" style:name="Numbering_20_3" style:parent-style-name="List">
      <style:paragraph-properties fo:margin-bottom="2.12mm" fo:margin-left="14.99mm" fo:margin-right="0.0mm" fo:margin-top="0.0mm" fo:text-indent="-4.99mm"/>
    </style:style>
    <style:style style:display-name="Numbering 4" style:family="paragraph" style:name="Numbering_20_4" style:parent-style-name="List">
      <style:paragraph-properties fo:margin-bottom="2.12mm" fo:margin-left="20.0mm" fo:margin-right="0.0mm" fo:margin-top="0.0mm" fo:text-indent="-4.99mm"/>
    </style:style>
    <style:style style:family="paragraph" style:name="Figure" style:parent-style-name="Caption">
      <style:paragraph-properties fo:background-color="transparent" fo:border-bottom="none" fo:border-left="none" fo:border-right="none" fo:border-top="none" fo:padding-bottom="0.0mm" fo:padding-left="0.0mm" fo:padding-right="0.0mm" fo:padding-top="0.0mm"/>
      <style:text-properties fo:font-weight="normal"/>
    </style:style>
    <style:style style:family="paragraph" style:name="Footer" style:parent-style-name="Standard">
      <style:paragraph-properties fo:background-color="transparent" fo:border-bottom="none" fo:border-left="none" fo:border-right="none" fo:border-top="0.02mm solid #5382a1" fo:padding-bottom="0.49mm" fo:padding-left="0.49mm" fo:padding-right="0.49mm" fo:padding-top="0.49mm" fo:text-align="left">
        <style:tab-stops>
          <style:tab-stop style:position="0.0cm"/>
          <style:tab-stop style:position="8.5cm" style:type="center"/>
          <style:tab-stop style:position="16.999cm" style:type="right"/>
        </style:tab-stops>
      </style:paragraph-properties>
      <style:text-properties fo:font-size="10.0pt" style:font-name="Albany"/>
    </style:style>
    <style:style style:family="paragraph" style:name="Hintergrundobjekte" style:parent-style-name="Standard">
      <style:paragraph-properties fo:line-height="90%"/>
      <style:text-properties style:font-name="Arial1" style:font-name-asian="Arial1" style:font-name-complex="Arial1"/>
    </style:style>
    <style:style style:display-name="List 3 Start" style:family="paragraph" style:name="List_20_3_20_Start" style:parent-style-name="List">
      <style:paragraph-properties fo:margin-bottom="2.12mm" fo:margin-left="14.99mm" fo:margin-right="0.0mm" fo:margin-top="4.23mm" fo:text-indent="-4.99mm"/>
    </style:style>
    <style:style style:display-name="Bibliography 1" style:family="paragraph" style:name="Bibliography_20_1" style:parent-style-name="Index">
      <style:paragraph-properties fo:margin-left="0.0mm" fo:margin-right="0.0mm" fo:text-indent="0.0mm">
        <style:tab-stops>
          <style:tab-stop style:position="16.51cm" style:type="right"/>
        </style:tab-stops>
      </style:paragraph-properties>
    </style:style>
    <style:style style:display-name="User Index 9" style:family="paragraph" style:name="User_20_Index_20_9" style:parent-style-name="Index">
      <style:paragraph-properties fo:margin-left="39.93mm" fo:margin-right="0.0mm" fo:text-indent="0.0mm">
        <style:tab-stops>
          <style:tab-stop style:position="16.51cm" style:type="right"/>
        </style:tab-stops>
      </style:paragraph-properties>
    </style:style>
    <style:style style:display-name="Numbering 3 Cont." style:family="paragraph" style:name="Numbering_20_3_20_Cont." style:parent-style-name="List">
      <style:paragraph-properties fo:margin-bottom="2.12mm" fo:margin-left="14.99mm" fo:margin-right="0.0mm" fo:margin-top="0.0mm" fo:text-indent="0.0mm"/>
    </style:style>
    <style:style style:display-name="User Index 7" style:family="paragraph" style:name="User_20_Index_20_7" style:parent-style-name="Index">
      <style:paragraph-properties fo:margin-left="29.95mm" fo:margin-right="0.0mm" fo:text-indent="0.0mm">
        <style:tab-stops>
          <style:tab-stop style:position="16.51cm" style:type="right"/>
        </style:tab-stops>
      </style:paragraph-properties>
    </style:style>
    <style:style style:display-name="User Index 8" style:family="paragraph" style:name="User_20_Index_20_8" style:parent-style-name="Index">
      <style:paragraph-properties fo:margin-left="34.94mm" fo:margin-right="0.0mm" fo:text-indent="0.0mm">
        <style:tab-stops>
          <style:tab-stop style:position="16.51cm" style:type="right"/>
        </style:tab-stops>
      </style:paragraph-properties>
    </style:style>
    <style:style style:family="paragraph" style:name="Illustration" style:parent-style-name="Caption"/>
    <style:style style:display-name="Footer left" style:family="paragraph" style:name="Footer_20_left" style:parent-style-name="Standard">
      <style:paragraph-properties>
        <style:tab-stops>
          <style:tab-stop style:position="8.255cm" style:type="center"/>
          <style:tab-stop style:position="16.51cm" style:type="right"/>
        </style:tab-stops>
      </style:paragraph-properties>
    </style:style>
    <style:style style:display-name="List 2 Start" style:family="paragraph" style:name="List_20_2_20_Start" style:parent-style-name="List">
      <style:paragraph-properties fo:margin-bottom="2.12mm" fo:margin-left="10.0mm" fo:margin-right="0.0mm" fo:margin-top="4.23mm" fo:text-indent="-4.99mm"/>
    </style:style>
    <style:style style:display-name="Elements heading" style:family="paragraph" style:name="Elements_20_heading" style:parent-style-name="Table_20_Contents">
      <style:text-properties fo:font-size="8.0pt"/>
    </style:style>
    <style:style style:display-name="Numbering 5 Cont." style:family="paragraph" style:name="Numbering_20_5_20_Cont." style:parent-style-name="List">
      <style:paragraph-properties fo:margin-bottom="2.12mm" fo:margin-left="24.99mm" fo:margin-right="0.0mm" fo:margin-top="0.0mm" fo:text-indent="0.0mm"/>
    </style:style>
    <style:style style:display-name="Heading 10" style:family="paragraph" style:name="Heading_20_10" style:next-style-name="Text_20_body" style:parent-style-name="Heading">
      <style:paragraph-properties fo:margin-bottom="0.11mm" fo:margin-top="0.0mm"/>
      <style:text-properties fo:font-size="8.0pt" fo:font-weight="normal" style:font-weight-asian="bold" style:font-weight-complex="bold"/>
    </style:style>
    <style:style style:display-name="List 1 Cont." style:family="paragraph" style:name="List_20_1_20_Cont." style:parent-style-name="List">
      <style:paragraph-properties fo:margin-bottom="2.12mm" fo:margin-left="4.99mm" fo:margin-right="0.0mm" fo:margin-top="0.0mm" fo:text-indent="0.0mm"/>
    </style:style>
    <style:style style:display-name="Frame contents" style:family="paragraph" style:name="Frame_20_contents" style:parent-style-name="Text_20_body"/>
    <style:style style:display-name="Object index 1" style:family="paragraph" style:name="Object_20_index_20_1" style:parent-style-name="Index">
      <style:paragraph-properties fo:margin-left="0.0mm" fo:margin-right="0.0mm" fo:text-indent="0.0mm">
        <style:tab-stops>
          <style:tab-stop style:position="16.51cm" style:type="right"/>
        </style:tab-stops>
      </style:paragraph-properties>
    </style:style>
    <style:style style:display-name="Illustration Index 1" style:family="paragraph" style:name="Illustration_20_Index_20_1" style:parent-style-name="Index">
      <style:paragraph-properties fo:margin-left="0.0mm" fo:margin-right="0.0mm" fo:text-indent="0.0mm">
        <style:tab-stops>
          <style:tab-stop style:position="16.51cm" style:type="right"/>
        </style:tab-stops>
      </style:paragraph-properties>
    </style:style>
    <style:style style:display-name="Logo from page 1" style:family="paragraph" style:name="Logo_20_from_20_page_20_1" style:parent-style-name="Standard">
      <style:paragraph-properties fo:line-height="100%" fo:text-align="center"/>
      <style:text-properties fo:font-size="36.0pt" fo:font-style="italic" fo:font-weight="bold" fo:letter-spacing="normal"/>
    </style:style>
    <style:style style:display-name="Heading 8" style:family="paragraph" style:name="Heading_20_8" style:next-style-name="Text_20_body" style:parent-style-name="Heading">
      <style:paragraph-properties/>
      <style:text-properties fo:font-weight="bold" style:font-weight-asian="bold" style:font-weight-complex="bold"/>
    </style:style>
    <style:style style:display-name="Heading 9" style:family="paragraph" style:name="Heading_20_9" style:next-style-name="Text_20_body" style:parent-style-name="Heading">
      <style:paragraph-properties/>
      <style:text-properties fo:font-weight="bold" style:font-weight-asian="bold" style:font-weight-complex="bold"/>
    </style:style>
    <style:style style:default-outline-level="6" style:display-name="Heading 6" style:family="paragraph" style:name="Heading_20_6" style:next-style-name="Text_20_body" style:parent-style-name="Heading">
      <style:paragraph-properties/>
      <style:text-properties fo:font-size="10.0pt" fo:font-weight="bold" style:font-name="Albany1" style:font-weight-asian="bold" style:font-weight-complex="bold"/>
    </style:style>
    <style:style style:display-name="Heading 7" style:family="paragraph" style:name="Heading_20_7" style:next-style-name="Text_20_body" style:parent-style-name="Heading">
      <style:paragraph-properties/>
      <style:text-properties fo:font-weight="bold" style:font-weight-asian="bold" style:font-weight-complex="bold"/>
    </style:style>
    <style:style style:default-outline-level="4" style:display-name="Heading 4" style:family="paragraph" style:name="Heading_20_4" style:next-style-name="Text_20_body" style:parent-style-name="Heading">
      <style:paragraph-properties/>
      <style:text-properties fo:font-size="10.0pt" fo:font-style="normal" fo:font-weight="bold" style:font-style-asian="italic" style:font-style-complex="italic" style:font-weight-asian="bold" style:font-weight-complex="bold"/>
    </style:style>
    <style:style style:default-outline-level="5" style:display-name="Heading 5" style:family="paragraph" style:name="Heading_20_5" style:next-style-name="Text_20_body" style:parent-style-name="Heading">
      <style:paragraph-properties/>
      <style:text-properties fo:font-size="10.0pt" fo:font-weight="bold" style:font-weight-asian="bold" style:font-weight-complex="bold"/>
    </style:style>
    <style:style style:default-outline-level="2" style:display-name="Heading 2" style:family="paragraph" style:name="Heading_20_2" style:next-style-name="Text_20_body" style:parent-style-name="Heading">
      <style:paragraph-properties fo:margin-bottom="1.99mm" fo:margin-top="7.0mm"/>
      <style:text-properties fo:font-size="12.0pt" fo:font-style="normal" fo:font-weight="bold" style:font-size-asian="14.0pt" style:font-style-asian="italic" style:font-style-complex="italic" style:font-weight-asian="bold" style:font-weight-complex="bold"/>
    </style:style>
    <style:style style:default-outline-level="3" style:display-name="Heading 3" style:family="paragraph" style:name="Heading_20_3" style:next-style-name="Text_20_body" style:parent-style-name="Heading">
      <style:paragraph-properties fo:margin-bottom="1.99mm" fo:margin-top="7.0mm"/>
      <style:text-properties fo:font-size="10.0pt" fo:font-weight="bold" style:font-size-asian="14.0pt" style:font-weight-asian="bold" style:font-weight-complex="bold"/>
    </style:style>
    <style:style style:default-outline-level="1" style:display-name="Heading 1" style:family="paragraph" style:name="Heading_20_1" style:next-style-name="Text_20_body" style:parent-style-name="Heading">
      <style:paragraph-properties fo:background-color="transparent" fo:margin-bottom="1.99mm" fo:margin-top="10.0mm"/>
      <style:text-properties fo:font-size="14.0pt" fo:font-weight="bold" style:font-weight-asian="bold" style:font-weight-complex="bold"/>
    </style:style>
    <style:style style:display-name="Object index heading" style:family="paragraph" style:name="Object_20_index_20_heading" style:parent-style-name="Heading">
      <style:paragraph-properties fo:margin-left="0.0mm" fo:margin-right="0.0mm" fo:text-indent="0.0mm"/>
      <style:text-properties fo:font-size="16.0pt" fo:font-weight="bold" style:font-size-asian="16.0pt" style:font-weight-asian="bold" style:font-weight-complex="bold"/>
    </style:style>
    <style:style style:display-name="List Heading" style:family="paragraph" style:name="List_20_Heading" style:next-style-name="List_20_Contents" style:parent-style-name="Standard">
      <style:paragraph-properties fo:margin-left="0.0mm" fo:margin-right="0.0mm" fo:text-indent="0.0mm"/>
    </style:style>
    <style:style style:display-name="List Indent" style:family="paragraph" style:name="List_20_Indent" style:parent-style-name="Text_20_body">
      <style:paragraph-properties fo:margin-left="50.01mm" fo:margin-right="0.0mm" fo:text-indent="-45.0mm">
        <style:tab-stops>
          <style:tab-stop style:position="5.001cm"/>
        </style:tab-stops>
      </style:paragraph-properties>
    </style:style>
    <style:style style:display-name="Numbering 1 Start" style:family="paragraph" style:name="Numbering_20_1_20_Start" style:parent-style-name="List">
      <style:paragraph-properties fo:margin-bottom="2.12mm" fo:margin-left="4.99mm" fo:margin-right="0.0mm" fo:margin-top="4.23mm" fo:text-indent="-4.99mm"/>
    </style:style>
    <style:style style:family="paragraph" style:name="Drawing" style:parent-style-name="Caption"/>
    <style:style style:display-name="Bibliography Heading" style:family="paragraph" style:name="Bibliography_20_Heading" style:parent-style-name="Heading">
      <style:paragraph-properties fo:margin-left="0.0mm" fo:margin-right="0.0mm" fo:text-indent="0.0mm"/>
      <style:text-properties fo:font-size="16.0pt" fo:font-weight="bold" style:font-size-asian="16.0pt" style:font-weight-asian="bold" style:font-weight-complex="bold"/>
    </style:style>
    <style:style style:display-name="User Index 10" style:family="paragraph" style:name="User_20_Index_20_10" style:parent-style-name="Index">
      <style:paragraph-properties fo:margin-left="44.93mm" fo:margin-right="0.0mm" fo:text-indent="0.0mm">
        <style:tab-stops>
          <style:tab-stop style:position="16.51cm" style:type="right"/>
        </style:tab-stops>
      </style:paragraph-properties>
    </style:style>
    <style:style style:display-name="List 2 Cont." style:family="paragraph" style:name="List_20_2_20_Cont." style:parent-style-name="List">
      <style:paragraph-properties fo:margin-bottom="2.12mm" fo:margin-left="10.0mm" fo:margin-right="0.0mm" fo:margin-top="0.0mm" fo:text-indent="0.0mm"/>
    </style:style>
    <style:style style:family="paragraph" style:name="Properties" style:parent-style-name="Standard">
      <style:text-properties fo:font-size="10.0pt" style:font-name="Albany"/>
    </style:style>
    <style:style style:display-name="Numbering 2 Start" style:family="paragraph" style:name="Numbering_20_2_20_Start" style:parent-style-name="List">
      <style:paragraph-properties fo:margin-bottom="2.12mm" fo:margin-left="10.0mm" fo:margin-right="0.0mm" fo:margin-top="4.23mm" fo:text-indent="-4.99mm"/>
    </style:style>
    <style:style style:display-name="Contents 1" style:family="paragraph" style:name="Contents_20_1" style:parent-style-name="Index">
      <style:paragraph-properties fo:margin-bottom="0.0mm" fo:margin-left="0.0mm" fo:margin-right="0.0mm" fo:margin-top="3.49mm" fo:text-indent="0.0mm">
        <style:tab-stops>
          <style:tab-stop style:position="16.538cm" style:type="right"/>
        </style:tab-stops>
      </style:paragraph-properties>
      <style:text-properties fo:color="#000000" fo:font-size="10.0pt" fo:font-weight="bold" style:font-name="Albany"/>
    </style:style>
    <style:style style:family="paragraph" style:name="Opening" style:parent-style-name="Standard">
      <style:paragraph-properties fo:margin-bottom="3.49mm" fo:margin-top="3.49mm" fo:text-align="left"/>
    </style:style>
    <style:style style:display-name="List 4 Start" style:family="paragraph" style:name="List_20_4_20_Start" style:parent-style-name="List">
      <style:paragraph-properties fo:margin-bottom="2.12mm" fo:margin-left="20.0mm" fo:margin-right="0.0mm" fo:margin-top="4.23mm" fo:text-indent="-4.99mm"/>
    </style:style>
    <style:style style:display-name="Contents 2" style:family="paragraph" style:name="Contents_20_2" style:parent-style-name="Index">
      <style:paragraph-properties fo:margin-left="0.0mm" fo:margin-right="0.0mm" fo:text-indent="0.0mm">
        <style:tab-stops>
          <style:tab-stop style:position="16.499cm" style:type="right"/>
        </style:tab-stops>
      </style:paragraph-properties>
      <style:text-properties fo:font-size="10.0pt" fo:font-weight="normal" style:font-name="Albany1"/>
    </style:style>
    <style:style style:display-name="Contents 3" style:family="paragraph" style:name="Contents_20_3" style:parent-style-name="Index">
      <style:paragraph-properties fo:margin-left="0.0mm" fo:margin-right="0.0mm" fo:text-indent="0.0mm">
        <style:tab-stops>
          <style:tab-stop style:position="16.0cm" style:type="right"/>
        </style:tab-stops>
      </style:paragraph-properties>
      <style:text-properties fo:font-size="10.0pt" fo:font-weight="normal" style:font-name="Albany1"/>
    </style:style>
    <style:style style:display-name="Contents 4" style:family="paragraph" style:name="Contents_20_4" style:parent-style-name="Index">
      <style:paragraph-properties fo:margin-left="0.0mm" fo:margin-right="0.0mm" fo:text-indent="0.0mm">
        <style:tab-stops>
          <style:tab-stop style:position="15.004cm" style:type="right"/>
        </style:tab-stops>
      </style:paragraph-properties>
      <style:text-properties fo:font-size="10.0pt" style:font-name="Albany"/>
    </style:style>
    <style:style style:display-name="Contents 5" style:family="paragraph" style:name="Contents_20_5" style:parent-style-name="Index">
      <style:paragraph-properties fo:margin-left="19.97mm" fo:margin-right="0.0mm" fo:text-indent="0.0mm">
        <style:tab-stops>
          <style:tab-stop style:position="16.999cm" style:type="right"/>
        </style:tab-stops>
      </style:paragraph-properties>
    </style:style>
    <style:style style:display-name="Contents 6" style:family="paragraph" style:name="Contents_20_6" style:parent-style-name="Index">
      <style:paragraph-properties fo:margin-left="0.0mm" fo:margin-right="0.0mm" fo:text-indent="0.0mm">
        <style:tab-stops>
          <style:tab-stop style:position="14.503cm" style:type="right"/>
        </style:tab-stops>
      </style:paragraph-properties>
      <style:text-properties fo:color="#35556b" fo:font-size="10.0pt" style:font-name="Albany"/>
    </style:style>
    <style:style style:display-name="List 3 End" style:family="paragraph" style:name="List_20_3_20_End" style:parent-style-name="List">
      <style:paragraph-properties fo:margin-bottom="4.23mm" fo:margin-left="14.99mm" fo:margin-right="0.0mm" fo:margin-top="0.0mm" fo:text-indent="-4.99mm"/>
    </style:style>
    <style:style style:display-name="List 4 End" style:family="paragraph" style:name="List_20_4_20_End" style:parent-style-name="List">
      <style:paragraph-properties fo:margin-bottom="4.23mm" fo:margin-left="20.0mm" fo:margin-right="0.0mm" fo:margin-top="0.0mm" fo:text-indent="-4.99mm"/>
    </style:style>
    <style:style style:display-name="Contents 7" style:family="paragraph" style:name="Contents_20_7" style:parent-style-name="Index">
      <style:paragraph-properties fo:margin-left="29.95mm" fo:margin-right="0.0mm" fo:text-indent="0.0mm">
        <style:tab-stops>
          <style:tab-stop style:position="16.51cm" style:type="right"/>
        </style:tab-stops>
      </style:paragraph-properties>
    </style:style>
    <style:style style:display-name="Contents 8" style:family="paragraph" style:name="Contents_20_8" style:parent-style-name="Index">
      <style:paragraph-properties fo:margin-left="34.94mm" fo:margin-right="0.0mm" fo:text-indent="0.0mm">
        <style:tab-stops>
          <style:tab-stop style:position="16.51cm" style:type="right"/>
        </style:tab-stops>
      </style:paragraph-properties>
    </style:style>
    <style:style style:display-name="Contents 9" style:family="paragraph" style:name="Contents_20_9" style:parent-style-name="Index">
      <style:paragraph-properties fo:margin-left="39.93mm" fo:margin-right="0.0mm" fo:text-indent="0.0mm">
        <style:tab-stops>
          <style:tab-stop style:position="16.51cm" style:type="right"/>
        </style:tab-stops>
      </style:paragraph-properties>
    </style:style>
    <style:style style:display-name="Header left" style:family="paragraph" style:name="Header_20_left" style:parent-style-name="Standard">
      <style:paragraph-properties>
        <style:tab-stops>
          <style:tab-stop style:position="8.255cm" style:type="center"/>
          <style:tab-stop style:position="16.51cm" style:type="right"/>
        </style:tab-stops>
      </style:paragraph-properties>
    </style:style>
    <style:style style:display-name="Sender in adressee field" style:family="paragraph" style:name="Sender_20_in_20_adressee_20_field" style:next-style-name="Standard" style:parent-style-name="Standard">
      <style:paragraph-properties fo:line-height="100%" fo:margin-bottom="1.99mm" fo:margin-top="0.0mm" fo:text-align="center"/>
      <style:text-properties fo:font-size="6.0pt" fo:letter-spacing="normal"/>
    </style:style>
    <style:style style:display-name="Horizontal Line" style:family="paragraph" style:name="Horizontal_20_Line" style:next-style-name="Text_20_body" style:parent-style-name="Standard">
      <style:paragraph-properties fo:border-bottom="0.39mm double #808080" fo:border-left="none" fo:border-right="none" fo:border-top="none" fo:margin-bottom="4.99mm" fo:margin-top="0.0mm" fo:padding-bottom="0.0mm" fo:padding-left="0.0mm" fo:padding-right="0.0mm" fo:padding-top="0.0mm"/>
      <style:text-properties fo:font-size="6.0pt" style:font-size-asian="6.0pt"/>
    </style:style>
    <style:style style:display-name="Numbering 1 End" style:family="paragraph" style:name="Numbering_20_1_20_End" style:parent-style-name="List">
      <style:paragraph-properties fo:margin-bottom="4.23mm" fo:margin-left="4.99mm" fo:margin-right="0.0mm" fo:margin-top="0.0mm" fo:text-indent="-4.99mm"/>
    </style:style>
    <style:style style:display-name="Index 3" style:family="paragraph" style:name="Index_20_3" style:parent-style-name="Index">
      <style:paragraph-properties fo:margin-left="9.98mm" fo:margin-right="0.0mm" fo:text-indent="0.0mm"/>
    </style:style>
    <style:style style:display-name="Index 2" style:family="paragraph" style:name="Index_20_2" style:parent-style-name="Index">
      <style:paragraph-properties fo:margin-left="4.99mm" fo:margin-right="0.0mm" fo:text-indent="0.0mm"/>
    </style:style>
    <style:style style:family="paragraph" style:name="Footnote" style:parent-style-name="Standard">
      <style:paragraph-properties fo:margin-left="4.99mm" fo:margin-right="0.0mm" fo:text-indent="-4.99mm"/>
      <style:text-properties fo:font-size="10.0pt" style:font-size-asian="10.0pt"/>
    </style:style>
    <style:style style:family="paragraph" style:name="Addressee" style:parent-style-name="Standard">
      <style:paragraph-properties fo:margin-bottom="1.06mm" fo:margin-top="0.0mm"/>
    </style:style>
    <style:style style:display-name="Index 1" style:family="paragraph" style:name="Index_20_1" style:parent-style-name="Index">
      <style:paragraph-properties fo:margin-left="0.0mm" fo:margin-right="0.0mm" fo:text-indent="0.0mm"/>
    </style:style>
    <style:style style:display-name="Section Heading" style:family="paragraph" style:name="Section_20_Heading" style:parent-style-name="Heading_20_6"/>
    <style:style style:display-name="Contents 10" style:family="paragraph" style:name="Contents_20_10" style:parent-style-name="Index">
      <style:paragraph-properties fo:margin-left="44.93mm" fo:margin-right="0.0mm" fo:text-indent="0.0mm">
        <style:tab-stops>
          <style:tab-stop style:position="16.51cm" style:type="right"/>
        </style:tab-stops>
      </style:paragraph-properties>
    </style:style>
    <style:style style:display-name="Numbering 4 Cont." style:family="paragraph" style:name="Numbering_20_4_20_Cont." style:parent-style-name="List">
      <style:paragraph-properties fo:margin-bottom="2.12mm" fo:margin-left="20.0mm" fo:margin-right="0.0mm" fo:margin-top="0.0mm" fo:text-indent="0.0mm"/>
    </style:style>
    <style:style style:family="paragraph" style:name="Title" style:next-style-name="Subtitle" style:parent-style-name="Heading">
      <style:paragraph-properties fo:text-align="center"/>
      <style:text-properties fo:font-size="18.0pt" fo:font-weight="bold" style:font-size-asian="18.0pt" style:font-weight-asian="bold" style:font-weight-complex="bold"/>
    </style:style>
    <style:style style:family="paragraph" style:name="Notizen" style:parent-style-name="Standard">
      <style:paragraph-properties fo:margin-bottom="0.0mm" fo:margin-top="1.27mm" style:line-height-at-least="3.53mm"/>
      <style:text-properties fo:color="#000000" fo:font-size="20.0pt" fo:font-style="normal" fo:font-weight="normal" style:font-name="Arial Unicode MS" style:font-name-asian="Arial Unicode MS" style:font-name-complex="Arial Unicode MS" style:font-size-asian="20.0pt" style:font-style-asian="normal" style:font-style-complex="normal" style:font-weight-asian="normal" style:font-weight-complex="normal" style:text-underline-style="none"/>
    </style:style>
    <style:style style:display-name="Numbering 4 Start" style:family="paragraph" style:name="Numbering_20_4_20_Start" style:parent-style-name="List">
      <style:paragraph-properties fo:margin-bottom="2.12mm" fo:margin-left="20.0mm" fo:margin-right="0.0mm" fo:margin-top="4.23mm" fo:text-indent="-4.99mm"/>
    </style:style>
    <style:style style:family="paragraph" style:name="Subject" style:parent-style-name="Standard"/>
    <style:style style:family="paragraph" style:name="Quote" style:parent-style-name="Standard">
      <style:paragraph-properties fo:line-height="85%" fo:margin-bottom="0.0mm" fo:margin-left="0.0mm" fo:margin-right="0.0mm" fo:margin-top="0.0mm" fo:text-align="left" fo:text-indent="0.0mm"/>
      <style:text-properties fo:color="#5382a1" fo:font-size="60.0pt" fo:font-style="normal" fo:font-weight="bold" fo:letter-spacing="normal" style:font-name="Arial1" style:font-name-asian="Arial1" style:font-name-complex="Arial1" style:font-size-asian="60.0pt" style:font-style-asian="normal" style:font-style-complex="normal" style:font-weight-asian="bold" style:font-weight-complex="bold" style:text-underline-style="none"/>
    </style:style>
    <style:style style:display-name="Absender in der Kopfzeile" style:family="paragraph" style:name="Absender_20_in_20_der_20_Kopfzeile" style:parent-style-name="Standard">
      <style:text-properties fo:country="DE" fo:font-size="8.0pt" fo:language="de" fo:letter-spacing="normal"/>
    </style:style>
    <style:style style:display-name="Table index heading" style:family="paragraph" style:name="Table_20_index_20_heading" style:parent-style-name="Heading">
      <style:paragraph-properties fo:margin-left="0.0mm" fo:margin-right="0.0mm" fo:text-indent="0.0mm"/>
      <style:text-properties fo:font-size="16.0pt" fo:font-weight="bold" style:font-size-asian="16.0pt" style:font-weight-asian="bold" style:font-weight-complex="bold"/>
    </style:style>
    <style:style style:display-name="Endnote Symbol" style:family="text" style:name="Endnote_20_Symbol" style:parent-style-name="default_character_style"/>
    <style:style style:family="text" style:name="Placeholder" style:parent-style-name="default_character_style">
      <style:text-properties fo:background-color="transparent" fo:color="#000080" fo:font-size="10.0pt" style:font-name="Albany"/>
    </style:style>
    <style:style style:display-name="Footnote anchor" style:family="text" style:name="Footnote_20_anchor" style:parent-style-name="default_character_style">
      <style:text-properties style:text-position="super"/>
    </style:style>
    <style:style style:display-name="User Entry" style:family="text" style:name="User_20_Entry" style:parent-style-name="default_character_style">
      <style:text-properties style:font-name="Cumberland" style:font-name-asian="Cumberland" style:font-name-complex="Cumberland"/>
    </style:style>
    <style:style style:family="text" style:name="Variable" style:parent-style-name="default_character_style">
      <style:text-properties fo:font-style="italic" style:font-style-asian="italic" style:font-style-complex="italic"/>
    </style:style>
    <style:style style:display-name="Bullet Symbols" style:family="text" style:name="Bullet_20_Symbols" style:parent-style-name="default_character_style">
      <style:text-properties fo:font-size="9.0pt" style:font-name="StarSymbol" style:font-name-asian="StarSymbol" style:font-name-complex="StarSymbol" style:font-size-asian="9.0pt"/>
    </style:style>
    <style:style style:display-name="Index Link" style:family="text" style:name="Index_20_Link" style:parent-style-name="default_character_style"/>
    <style:style style:display-name="Internet link" style:family="text" style:name="Internet_20_link" style:parent-style-name="default_character_style">
      <style:text-properties fo:color="#000080" style:text-underline-style="solid"/>
    </style:style>
    <style:style style:family="text" style:name="Table-Of-Content-Link" style:parent-style-name="Internet_20_link">
      <style:text-properties fo:background-color="transparent" fo:color="#35556b" fo:font-size="10.0pt" style:font-name="Albany" style:text-underline-style="none"/>
    </style:style>
    <style:style style:family="text" style:name="ChapterNumber" style:parent-style-name="Table-Of-Content-Link">
      <style:text-properties fo:background-color="transparent" fo:font-weight="bold"/>
    </style:style>
    <style:style style:display-name="Footnote Symbol" style:family="text" style:name="Footnote_20_Symbol" style:parent-style-name="default_character_style"/>
    <style:style style:family="text" style:name="Table-Of-Contents-Number" style:parent-style-name="default_character_style">
      <style:text-properties fo:color="#35556b" fo:font-size="10.0pt" fo:font-weight="bold" style:font-name="Albany"/>
    </style:style>
    <style:style style:family="text" style:name="Table-Of--Contents-Number-Normal" style:parent-style-name="Table-Of-Contents-Number">
      <style:text-properties fo:font-weight="normal"/>
    </style:style>
    <style:style style:family="text" style:name="Teletype" style:parent-style-name="default_character_style">
      <style:text-properties style:font-name="Cumberland" style:font-name-asian="Cumberland" style:font-name-complex="Cumberland"/>
    </style:style>
    <style:style style:display-name="Endnote anchor" style:family="text" style:name="Endnote_20_anchor" style:parent-style-name="default_character_style">
      <style:text-properties style:text-position="super"/>
    </style:style>
    <style:style style:display-name="Caption characters" style:family="text" style:name="Caption_20_characters" style:parent-style-name="default_character_style"/>
    <style:style style:display-name="Source Text" style:family="text" style:name="Source_20_Text" style:parent-style-name="default_character_style">
      <style:text-properties style:font-name="Cumberland" style:font-name-asian="Cumberland" style:font-name-complex="Cumberland"/>
    </style:style>
    <style:style style:family="text" style:name="Rubies" style:parent-style-name="default_character_style">
      <style:text-properties fo:font-size="6.0pt" style:font-size-asian="6.0pt"/>
    </style:style>
    <style:style style:display-name="Strong Emphasis" style:family="text" style:name="Strong_20_Emphasis" style:parent-style-name="default_character_style">
      <style:text-properties fo:font-weight="bold" style:font-weight-asian="bold" style:font-weight-complex="bold"/>
    </style:style>
    <style:style style:display-name="Line numbering" style:family="text" style:name="Line_20_numbering" style:parent-style-name="default_character_style">
      <style:text-properties fo:color="#5382a1" fo:font-size="10.0pt" style:font-name="Albany"/>
    </style:style>
    <style:style style:display-name="Page Number" style:family="text" style:name="Page_20_Number" style:parent-style-name="default_character_style"/>
    <style:style style:family="text" style:name="Example" style:parent-style-name="default_character_style">
      <style:text-properties style:font-name="Cumberland" style:font-name-asian="Cumberland" style:font-name-complex="Cumberland"/>
    </style:style>
    <style:style style:display-name="Numbering Symbols" style:family="text" style:name="Numbering_20_Symbols" style:parent-style-name="default_character_style"/>
    <style:style style:family="text" style:name="Citation" style:parent-style-name="default_character_style">
      <style:text-properties fo:font-style="italic" style:font-style-asian="italic" style:font-style-complex="italic"/>
    </style:style>
    <style:style style:display-name="Contents Link" style:family="text" style:name="Contents_20_Link" style:parent-style-name="Internet_20_link">
      <style:text-properties fo:color="#000000" style:text-underline-style="none"/>
    </style:style>
    <style:style style:family="text" style:name="Emphasis" style:parent-style-name="default_character_style">
      <style:text-properties fo:font-style="italic" style:font-style-asian="italic" style:font-style-complex="italic"/>
    </style:style>
    <style:style style:family="text" style:name="Table-Item" style:parent-style-name="default_character_style">
      <style:text-properties fo:background-color="#35556b" fo:font-size="14.0pt" fo:font-weight="bold" style:font-name="Albany1"/>
    </style:style>
    <style:style style:display-name="Drop Caps" style:family="text" style:name="Drop_20_Caps" style:parent-style-name="default_character_style"/>
    <style:style style:family="text" style:name="Definition" style:parent-style-name="default_character_style"/>
    <style:style style:display-name="Visited Internet Link" style:family="text" style:name="Visited_20_Internet_20_Link" style:parent-style-name="default_character_style">
      <style:text-properties fo:color="#800000" style:text-underline-style="solid"/>
    </style:style>
    <style:style style:display-name="Main index entry" style:family="text" style:name="Main_20_index_20_entry" style:parent-style-name="default_character_style">
      <style:text-properties fo:font-weight="bold" style:font-weight-asian="bold" style:font-weight-complex="bold"/>
    </style:style>
    <style:default-style style:family="graphic">
      <style:text-properties fo:color="#000000" fo:country="US" fo:font-size="12.0pt" fo:language="en" style:font-size-asian="12.0pt"/>
    </style:default-style>
    <style:style style:family="graphic" style:name="Graphics" style:parent-style-name="default_drawing_style">
      <style:graphic-properties fo:padding-bottom="0.0mm" fo:padding-left="0.0mm" fo:padding-right="0.0mm" fo:padding-top="0.0mm" style:horizontal-pos="center" style:horizontal-rel="paragraph" style:vertical-pos="top" style:vertical-rel="paragraph" style:wrap="none" style:wrap-contour="false"/>
    </style:style>
    <style:style style:family="graphic" style:name="Frame" style:parent-style-name="default_drawing_style">
      <style:graphic-properties fo:margin-bottom="2.01mm" fo:margin-left="2.01mm" fo:margin-right="2.01mm" fo:margin-top="2.01mm" fo:padding-bottom="1.5mm" fo:padding-left="1.5mm" fo:padding-right="1.5mm" fo:padding-top="1.5mm" style:horizontal-pos="center" style:horizontal-rel="paragraph" style:vertical-pos="top" style:vertical-rel="paragraph" style:wrap="parallel" style:wrap-contour="false"/>
    </style:style>
    <style:style style:family="graphic" style:name="OLE" style:parent-style-name="default_drawing_style">
      <style:graphic-properties style:horizontal-pos="center" style:horizontal-rel="paragraph" style:vertical-pos="top" style:vertical-rel="paragraph" style:wrap="none" style:wrap-contour="false"/>
    </style:style>
  </office:styles>
  <office:automatic-styles>
    <style:style style:family="paragraph" style:name="a0c7d08" style:parent-style-name="Footer">
      <style:paragraph-properties fo:text-align="right"/>
    </style:style>
    <style:style style:family="text" style:name="af3cadc" style:parent-style-name="Internet_20_link">
      <style:text-properties fo:font-size="8.0pt" style:font-size-asian="8.0pt" xlink:href="http://specs.openoffice.org/appwide/packagemanager/options_dialog_for_extensions.odt"/>
    </style:style>
    <style:style style:family="paragraph" style:name="a0a1027" style:parent-style-name="Footer">
      <style:paragraph-properties>
        <style:tab-stops>
          <style:tab-stop style:position="16.999cm" style:type="right"/>
        </style:tab-stops>
      </style:paragraph-properties>
      <style:text-properties/>
    </style:style>
    <style:style style:family="paragraph" style:name="a37fd2b" style:parent-style-name="Header">
      <style:paragraph-properties fo:break-before="page"/>
      <style:text-properties fo:font-size="10.0pt" style:font-name="Albany2" style:font-size-asian="10.0pt"/>
    </style:style>
    <style:style style:family="paragraph" style:name="a18d292" style:parent-style-name="Header">
      <style:text-properties fo:font-size="10.0pt" style:font-name="Albany2" style:font-size-asian="10.0pt"/>
    </style:style>
  </office:automatic-styles>
  <office:master-styles>
    <style:master-page style:name="Standard">
      <style:header>
        <text:p text:style-name="a18d292"/>
        <text:p text:style-name="a37fd2b">Options Dialog for Extensions</text:p>
      </style:header>
      <style:footer>
        <text:p text:style-name="a0a1027"><text:a xlink:href="http://specs.openoffice.org/appwide/packagemanager/options_dialog_for_extensions.odt"><text:span text:style-name="af3cadc">http://specs.openoffice.org/appwide/packagemanager/options_dialog_for_extensions.odt</text:span></text:a><text:tab/>Page<text:s/><text:page-number>16</text:page-number></text:p>
      </style:footer>
    </style:master-page>
    <style:master-page style:name="First_20_Page">
      <style:footer>
        <text:p text:style-name="a0c7d08">Page<text:s/><text:page-number>16</text:page-number></text:p>
      </style:footer>
    </style:master-page>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9-07-23T14:11:38</dc:date>
    <meta:editing-cycles>2</meta:editing-cycles>
    <meta:editing-duration>PT0.010S</meta:editing-duration>
  </office:meta>
</office:document-meta>
</file>